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ceaef" officeooo:paragraph-rsid="000ceaef"/>
    </style:style>
    <style:style style:name="P2" style:family="paragraph" style:parent-style-name="Text_20_body">
      <style:text-properties officeooo:rsid="000ceaef" officeooo:paragraph-rsid="000ceaef"/>
    </style:style>
    <style:style style:name="P3" style:family="paragraph" style:parent-style-name="Heading_20_1">
      <style:paragraph-properties fo:break-before="page"/>
      <style:text-properties officeooo:rsid="000ceaef" officeooo:paragraph-rsid="000ceaef"/>
    </style:style>
    <style:style style:name="P4" style:family="paragraph" style:parent-style-name="Text_20_body">
      <style:text-properties officeooo:paragraph-rsid="000ceaef"/>
    </style:style>
    <style:style style:name="P5" style:family="paragraph" style:parent-style-name="Preformatted_20_Text">
      <style:text-properties officeooo:rsid="000ceaef" officeooo:paragraph-rsid="000ceaef"/>
    </style:style>
    <style:style style:name="P6" style:family="paragraph" style:parent-style-name="Heading_20_1">
      <style:text-properties officeooo:rsid="000def08" officeooo:paragraph-rsid="000def0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ink Review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P2"/>
      <text:p text:style-name="Standard"/>
      <text:h text:style-name="P3" text:outline-level="1">Home Lab Set up</text:h>
      <text:p text:style-name="P4"/>
      <text:p text:style-name="Preformatted_20_Text"><text:a xlink:type="simple" xlink:href="https://judelanning.com/posts/homelab-pt-7-detecting-known-threats-with-suricata/" text:style-name="Internet_20_link" text:visited-style-name="Visited_20_Internet_20_Link">https://judelanning.com/posts/homelab-pt-7-detecting-known-threats-with-suricata/</text:a></text:p>
      <text:p text:style-name="Preformatted_20_Text"/>
      <text:p text:style-name="P5">led to </text:p>
      <text:p text:style-name="P5"><text:a xlink:type="simple" xlink:href="https://judelanning.com/posts/homelab-pt-1-deploying-opnsense/" text:style-name="Internet_20_link" text:visited-style-name="Visited_20_Internet_20_Link">https://judelanning.com/posts/homelab-pt-1-deploying-opnsense/</text:a></text:p>
      <text:p text:style-name="P5"><text:a xlink:type="simple" xlink:href="https://judelanning.com/posts/homelab-pt-2-network-segmentation-with-opnsense-and-vlans/" text:style-name="Internet_20_link" text:visited-style-name="Visited_20_Internet_20_Link"/></text:p>
      <text:p text:style-name="P5"><text:a xlink:type="simple" xlink:href="https://judelanning.com/posts/homelab-pt-2-network-segmentation-with-opnsense-" text:style-name="Internet_20_link" text:visited-style-name="Visited_20_Internet_20_Link">https://judelanning.com/posts/homelab-pt-2-network-segmentation-with-opnsense-</text:a></text:p>
      <text:p text:style-name="P5"><text:a xlink:type="simple" xlink:href="https://judelanning.com/posts/homelab-pt-2-network-segmentation-with-opnsense-and-vlans/" text:style-name="Internet_20_link" text:visited-style-name="Visited_20_Internet_20_Link">and-vlans/</text:a></text:p>
      <text:p text:style-name="P5"><text:a xlink:type="simple" xlink:href="https://judelanning.com/posts/homelab-pt-3-deploying-pihole-and-unbound-to-block-malware-and-ads/" text:style-name="Internet_20_link" text:visited-style-name="Visited_20_Internet_20_Link"/></text:p>
      <text:p text:style-name="P5"><text:a xlink:type="simple" xlink:href="https://judelanning.com/posts/homelab-pt-3-deploying-pihole-and-unbound-to-block-malware-and-ads/" text:style-name="Internet_20_link" text:visited-style-name="Visited_20_Internet_20_Link">https://judelanning.com/posts/homelab-pt-3-deploying-pihole-and-unbound-to-block-malware-and-ads/</text:a></text:p>
      <text:p text:style-name="P5"><text:line-break/>gray log – very interesting</text:p>
      <text:p text:style-name="P5"><text:a xlink:type="simple" xlink:href="https://judelanning.com/posts/homelab-pt-4-deploying-graylog/" text:style-name="Internet_20_link" text:visited-style-name="Visited_20_Internet_20_Link">https://judelanning.com/posts/homelab-pt-4-deploying-graylog/</text:a></text:p>
      <text:p text:style-name="P5"/>
      <text:p text:style-name="P5"><text:a xlink:type="simple" xlink:href="https://judelanning.com/posts/homelab-pt-5-sending-pi-hole-logs-to-graylog/" text:style-name="Internet_20_link" text:visited-style-name="Visited_20_Internet_20_Link">https://judelanning.com/posts/homelab-pt-5-sending-pi-hole-logs-to-graylog/</text:a></text:p>
      <text:p text:style-name="P5"/>
      <text:p text:style-name="P5"/>
      <text:h text:style-name="P6" text:outline-level="1">Arkime</text:h>
      <text:p text:style-name="Preformatted_20_Text"/>
      <text:p text:style-name="Preformatted_20_Text">https://arkime.com/install</text:p>
      <text:p text:style-name="Preformatted_20_Text"/>
      <text:p text:style-name="Preformatted_20_Text">https://arkime.com/install#install-and-configure-opensearch</text:p>
      <text:p text:style-name="Preformatted_20_Text"/>
      <text:p text:style-name="Preformatted_20_Text"/>
      <text:p text:style-name="Preformatted_20_Text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1:06:38.732333935</meta:creation-date>
    <meta:generator>LibreOffice/24.8.6.2$Linux_X86_64 LibreOffice_project/d50be90c1d90f0f90a5235ffcbbafbbfa38a83c2</meta:generator>
    <dc:date>2025-05-06T11:17:35.194184416</dc:date>
    <meta:editing-duration>PT10M56S</meta:editing-duration>
    <meta:editing-cycles>3</meta:editing-cycles>
    <meta:document-statistic meta:table-count="0" meta:image-count="0" meta:object-count="0" meta:page-count="2" meta:paragraph-count="15" meta:word-count="25" meta:character-count="633" meta:non-whitespace-character-count="620"/>
  </office:meta>
</office:document-meta>
</file>